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9eb3" officeooo:paragraph-rsid="001e9eb3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e9eb3" officeooo:paragraph-rsid="001e9eb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e9eb3" officeooo:paragraph-rsid="001f340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f3402" officeooo:paragraph-rsid="001f340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9eb3" officeooo:paragraph-rsid="001f340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f3402" officeooo:paragraph-rsid="001f3402" style:font-size-asian="12pt" style:font-weight-asian="normal" style:font-size-complex="12pt" style:font-weight-complex="normal"/>
    </style:style>
    <style:style style:name="P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fo:font-weight="bold" officeooo:rsid="001e9eb3" officeooo:paragraph-rsid="001e9eb3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e9eb3" officeooo:paragraph-rsid="001e9eb3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1e9eb3" officeooo:paragraph-rsid="001e9eb3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34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OPLE Development Components</text:p>
      <text:p text:style-name="P1"/>
      <text:p text:style-name="P2"/>
      <text:p text:style-name="P2"/>
      <text:p text:style-name="P2">Front-End</text:p>
      <text:p text:style-name="P2"><text:span text:style-name="T1">- HTML(5)</text:span></text:p>
      <text:p text:style-name="P7"><text:span text:style-name="T1"><text:tab/>-- Tags</text:span></text:p>
      <text:p text:style-name="P8"><text:span text:style-name="T1"><text:tab/>-- Attributes</text:span></text:p>
      <text:p text:style-name="P8"><text:span text:style-name="T1"><text:tab/>-- SEO</text:span></text:p>
      <text:p text:style-name="P8"><text:span text:style-name="T1">- CSS(3)</text:span></text:p>
      <text:p text:style-name="P8"><text:span text:style-name="T1"><text:tab/>– Bootstrap</text:span></text:p>
      <text:p text:style-name="P8"><text:span text:style-name="T1"><text:tab/>– Custom CSS</text:span></text:p>
      <text:p text:style-name="P8"><text:span text:style-name="T1"><text:tab/>– Responsiveness</text:span></text:p>
      <text:p text:style-name="P8"><text:span text:style-name="T1">- JS</text:span></text:p>
      <text:p text:style-name="P8"><text:span text:style-name="T1"><text:tab/>– Jquery(1.11)</text:span></text:p>
      <text:p text:style-name="P8"><text:span text:style-name="T1"><text:tab/>– Ajax</text:span></text:p>
      <text:p text:style-name="P9"><text:span text:style-name="T1"><text:tab/>– Custom JS </text:span></text:p>
      <text:p text:style-name="P3"><text:span text:style-name="T2">Back</text:span>-End</text:p>
      <text:p text:style-name="P5">- <text:span text:style-name="T2">Python(3.5.1)</text:span></text:p>
      <text:p text:style-name="P5"><text:tab/>– <text:span text:style-name="T2">Django(1.8.7)</text:span></text:p>
      <text:p text:style-name="P5"><text:tab/><text:tab/>– <text:span text:style-name="T2">views</text:span></text:p>
      <text:p text:style-name="P5"><text:tab/><text:tab/>– <text:span text:style-name="T2">models</text:span></text:p>
      <text:p text:style-name="P5"><text:tab/><text:tab/>– <text:span text:style-name="T2">urls</text:span></text:p>
      <text:p text:style-name="P5"><text:tab/><text:tab/>– <text:span text:style-name="T2">templates</text:span></text:p>
      <text:p text:style-name="P4">Cloud</text:p>
      <text:p text:style-name="P6">- AWS</text:p>
      <text:p text:style-name="P6">- OpenShift</text:p>
      <text:p text:style-name="P4">Research</text:p>
      <text:p text:style-name="P6">- UX / UI</text:p>
      <text:p text:style-name="P6">- Technologies</text:p>
      <text:p text:style-name="P6">- Architecture</text:p>
      <text:p text:style-name="P6">- Process</text:p>
      <text:p text:style-name="P6">Architectural Design</text:p>
      <text:p text:style-name="P6">- UI</text:p>
      <text:p text:style-name="P6">- Data Input</text:p>
      <text:p text:style-name="P6">- Database</text:p>
      <text:p text:style-name="P4">Security</text:p>
      <text:p text:style-name="P6">- Tools</text:p>
      <text:p text:style-name="P6">– Fiddler</text:p>
      <text:p text:style-name="P6">– OWASP Zap</text:p>
      <text:p text:style-name="P4">Testing</text:p>
      <text:p text:style-name="P6">- Tools</text:p>
      <text:p text:style-name="P6">– Selenium</text:p>
      <text:p text:style-name="P6">– Django Testing Environment</text:p>
      <text:p text:style-name="P6">– Manual</text:p>
      <text:p text:style-name="P6"/>
      <text:p text:style-name="P6"/>
      <text:p text:style-name="P6"/>
      <text:p text:style-name="P6"><text:soft-page-break/>“Roles are definitely still flexible”</text:p>
      <text:p text:style-name="P6">“Initial existing product of PEOPLE are mostly ADGC's responsibility”</text:p>
      <text:p text:style-name="P6">“Tools Version Upgrade to be conducted monthly.”</text:p>
      <text:p text:style-name="P6">“Every bugs, concepts, important notes or change must be written on a cloud note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08:20.159317664</meta:creation-date>
    <dc:date>2016-01-21T12:05:02.505774085</dc:date>
    <meta:editing-duration>PT11M1S</meta:editing-duration>
    <meta:editing-cycles>1</meta:editing-cycles>
    <meta:document-statistic meta:table-count="0" meta:image-count="0" meta:object-count="0" meta:page-count="2" meta:paragraph-count="46" meta:word-count="106" meta:character-count="696" meta:non-whitespace-character-count="601"/>
    <meta:generator>LibreOffice/4.2.8.2$Linux_X86_64 LibreOffice_project/420m0$Build-2</meta:generator>
  </office:meta>
</office:document-meta>
</file>